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983" officeooo:paragraph-rsid="001bd983"/>
    </style:style>
    <style:style style:name="P2" style:family="paragraph" style:parent-style-name="Standard">
      <style:text-properties officeooo:rsid="001dcd6a" officeooo:paragraph-rsid="001dcd6a"/>
    </style:style>
    <style:style style:name="P3" style:family="paragraph" style:parent-style-name="Standard">
      <style:text-properties officeooo:rsid="001ee72f" officeooo:paragraph-rsid="001ee72f"/>
    </style:style>
    <style:style style:name="P4" style:family="paragraph" style:parent-style-name="Standard">
      <style:text-properties officeooo:rsid="00201bc0" officeooo:paragraph-rsid="00201bc0"/>
    </style:style>
    <style:style style:name="T1" style:family="text">
      <style:text-properties officeooo:rsid="001ee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BUSINESS RULES/ASSUMPTIONS</text:p>
      <text:p text:style-name="P1"/>
      <text:p text:style-name="P1">When a user is added to the database, a user id is assigned to the account.</text:p>
      <text:p text:style-name="P1">The user will log in user an email account and password. <text:s/>For testing purposes, nulls are allowed.</text:p>
      <text:p text:style-name="P1">The user can optionally specify a name to display for others to see with their profile/image.</text:p>
      <text:p text:style-name="P1">Users must specify their gender.</text:p>
      <text:p text:style-name="P1">Users do not have to specify a gender preference.</text:p>
      <text:p text:style-name="P1">Users can optionally specify an age, job title, school, location zip code, and text description for others to see with their profile/image.</text:p>
      <text:p text:style-name="P1">Users must provide an image to display with their profile.</text:p>
      <text:p text:style-name="P1">Each user profile minimally consists of a user_id, email account, password, gender and image.</text:p>
      <text:p text:style-name="P2">Each user profile will minimally display an image.</text:p>
      <text:p text:style-name="P2"/>
      <text:p text:style-name="P2">Each user makes multiple match selections.</text:p>
      <text:p text:style-name="P2">There is no more than one selection per user-user pair.</text:p>
      <text:p text:style-name="P2">Each selection is either “hot” or “not” (“like” or “dislike”) <text:span text:style-name="T1">and is represented with a 1 or 0 respectively. <text:s/></text:span></text:p>
      <text:p text:style-name="P3">A user selection is only created when a user votes on another user’s image/profile.</text:p>
      <text:p text:style-name="P3">A user selection is represented with a <text:s/>unique identifi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-- MySQL Workbench Forward Engineering</text:p>
      <text:p text:style-name="P4"/>
      <text:p text:style-name="P4">SET @OLD_UNIQUE_CHECKS=@@UNIQUE_CHECKS, UNIQUE_CHECKS=0;</text:p>
      <text:p text:style-name="P4">SET @OLD_FOREIGN_KEY_CHECKS=@@FOREIGN_KEY_CHECKS, FOREIGN_KEY_CHECKS=0;</text:p>
      <text:p text:style-name="P4">SET @OLD_SQL_MODE=@@SQL_MODE, SQL_MODE='TRADITIONAL,ALLOW_INVALID_DATES';</text:p>
      <text:p text:style-name="P4"/>
      <text:p text:style-name="P4">-- -----------------------------------------------------</text:p>
      <text:p text:style-name="P4">-- Schema TinderSimDB</text:p>
      <text:p text:style-name="P4">-- -----------------------------------------------------</text:p>
      <text:p text:style-name="P4"/>
      <text:p text:style-name="P4">-- -----------------------------------------------------</text:p>
      <text:p text:style-name="P4">-- Schema TinderSimDB</text:p>
      <text:p text:style-name="P4">-- -----------------------------------------------------</text:p>
      <text:p text:style-name="P4">CREATE SCHEMA IF NOT EXISTS `TinderSimDB` DEFAULT CHARACTER SET utf8 ;</text:p>
      <text:p text:style-name="P4">USE `TinderSimDB` ;</text:p>
      <text:p text:style-name="P4"/>
      <text:p text:style-name="P4">-- -----------------------------------------------------</text:p>
      <text:p text:style-name="P4">-- Table `TinderSimDB`.`USER`</text:p>
      <text:p text:style-name="P4">-- -----------------------------------------------------</text:p>
      <text:p text:style-name="P4">CREATE TABLE IF NOT EXISTS `TinderSimDB`.`USER` (</text:p>
      <text:p text:style-name="P4"><text:s text:c="2"/>`USER_ID` INT NOT NULL AUTO_INCREMENT,</text:p>
      <text:p text:style-name="P4"><text:s text:c="2"/>`EMAIL` VARCHAR(45) NULL,</text:p>
      <text:p text:style-name="P4"><text:s text:c="2"/>`PASSWORD` VARCHAR(45) NULL,</text:p>
      <text:p text:style-name="P4"><text:s text:c="2"/>`NAME` VARCHAR(45) NULL,</text:p>
      <text:p text:style-name="P4"><text:s text:c="2"/>`GENDER` VARCHAR(25) NOT NULL,</text:p>
      <text:p text:style-name="P4"><text:s text:c="2"/>`GENDER_PREF` VARCHAR(45) NULL,</text:p>
      <text:p text:style-name="P4"><text:s text:c="2"/>`AGE` INT NULL,</text:p>
      <text:p text:style-name="P4"><text:s text:c="2"/>`JOB_TITLE` VARCHAR(45) NULL,</text:p>
      <text:p text:style-name="P4"><text:s text:c="2"/>`SCHOOL` VARCHAR(45) NULL,</text:p>
      <text:p text:style-name="P4"><text:s text:c="2"/>`ZIP_CODE` INT NULL,</text:p>
      <text:p text:style-name="P4"><text:s text:c="2"/>`IMAGE_FILE_PATH` LONGTEXT NOT NULL,</text:p>
      <text:p text:style-name="P4"><text:s text:c="2"/>PRIMARY KEY (`USER_ID`))</text:p>
      <text:p text:style-name="P4">ENGINE = InnoDB;</text:p>
      <text:p text:style-name="P4"/>
      <text:p text:style-name="P4"/>
      <text:p text:style-name="P4">-- -----------------------------------------------------</text:p>
      <text:p text:style-name="P4">-- Table `TinderSimDB`.`USER_SELECTION`</text:p>
      <text:p text:style-name="P4">-- -----------------------------------------------------</text:p>
      <text:p text:style-name="P4">CREATE TABLE IF NOT EXISTS `TinderSimDB`.`USER_SELECTION` (</text:p>
      <text:p text:style-name="P4"><text:s text:c="2"/>`USER_SELECTION_ID` INT NOT NULL AUTO_INCREMENT,</text:p>
      <text:p text:style-name="P4"><text:s text:c="2"/>`USER_USER_ID` INT NOT NULL,</text:p>
      <text:p text:style-name="P4"><text:s text:c="2"/>`OTHER_USER_ID` INT NOT NULL,</text:p>
      <text:p text:style-name="P4"><text:s text:c="2"/>`USER_SELECTION_VALUE` TINYINT(1) NULL,</text:p>
      <text:p text:style-name="P4"><text:s text:c="2"/>PRIMARY KEY (`USER_SELECTION_ID`),</text:p>
      <text:p text:style-name="P4"><text:s text:c="2"/>INDEX `fk_USER_SELECTION_USER_idx` (`USER_USER_ID` ASC),</text:p>
      <text:p text:style-name="P4"><text:s text:c="2"/>CONSTRAINT `fk_USER_SELECTION_USER`</text:p>
      <text:p text:style-name="P4"><text:s text:c="4"/>FOREIGN KEY (`USER_USER_ID`)</text:p>
      <text:p text:style-name="P4"><text:soft-page-break/><text:s text:c="4"/>REFERENCES `TinderSimDB`.`USER` (`USER_ID`)</text:p>
      <text:p text:style-name="P4"><text:s text:c="4"/>ON DELETE NO ACTION</text:p>
      <text:p text:style-name="P4"><text:s text:c="4"/>ON UPDATE NO ACTION)</text:p>
      <text:p text:style-name="P4">ENGINE = InnoDB;</text:p>
      <text:p text:style-name="P4"/>
      <text:p text:style-name="P4"/>
      <text:p text:style-name="P4">SET SQL_MODE=@OLD_SQL_MODE;</text:p>
      <text:p text:style-name="P4">SET FOREIGN_KEY_CHECKS=@OLD_FOREIGN_KEY_CHECKS;</text:p>
      <text:p text:style-name="P4">SET UNIQUE_CHECKS=@OLD_UNIQUE_CHECK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7:15:41.830980148</meta:creation-date>
    <dc:date>2019-04-24T18:51:19.912415297</dc:date>
    <meta:editing-duration>PT24M7S</meta:editing-duration>
    <meta:editing-cycles>1</meta:editing-cycles>
    <meta:document-statistic meta:table-count="0" meta:image-count="0" meta:object-count="0" meta:page-count="3" meta:paragraph-count="63" meta:word-count="339" meta:character-count="2965" meta:non-whitespace-character-count="2631"/>
    <meta:generator>LibreOffice/5.1.6.2$Linux_X86_64 LibreOffice_project/10m0$Build-2</meta:generator>
  </office:meta>
</office:document-meta>
</file>